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80e4"/>
    </style:style>
    <style:style style:name="P13" style:family="paragraph" style:parent-style-name="Standard">
      <style:paragraph-properties fo:text-align="start" style:justify-single-word="false"/>
      <style:text-properties officeooo:paragraph-rsid="001a08da"/>
    </style:style>
    <style:style style:name="P14" style:family="paragraph" style:parent-style-name="Standard">
      <style:paragraph-properties fo:text-align="start" style:justify-single-word="false"/>
      <style:text-properties officeooo:paragraph-rsid="0022ae99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37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7275" officeooo:paragraph-rsid="002547fa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c2f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2ac2f5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c9729" style:font-style-asian="italic" style:font-weight-asian="bold" style:font-style-complex="italic" style:font-weight-complex="bold"/>
    </style:style>
    <style:style style:name="T9" style:family="text">
      <style:text-properties fo:font-style="italic" officeooo:rsid="0022ae99" style:font-style-asian="italic" style:font-style-complex="italic"/>
    </style:style>
    <style:style style:name="T10" style:family="text">
      <style:text-properties fo:font-style="italic" officeooo:rsid="001f4148" style:font-style-asian="italic" style:font-style-complex="italic"/>
    </style:style>
    <style:style style:name="T11" style:family="text">
      <style:text-properties officeooo:rsid="001580e4"/>
    </style:style>
    <style:style style:name="T12" style:family="text">
      <style:text-properties officeooo:rsid="0016fae4"/>
    </style:style>
    <style:style style:name="T13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Ubuntu"/>
    </style:style>
    <style:style style:name="T17" style:family="text">
      <style:text-properties fo:color="#000000" style:font-name="Ubuntu" officeooo:rsid="001a08da"/>
    </style:style>
    <style:style style:name="T18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19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0" style:family="text">
      <style:text-properties fo:color="#000000" style:font-name="Ubuntu" fo:font-style="normal" style:text-underline-style="none" fo:font-weight="normal" officeooo:rsid="002a7275" style:font-style-asian="normal" style:font-weight-asian="normal" style:font-style-complex="normal" style:font-weight-complex="normal"/>
    </style:style>
    <style:style style:name="T21" style:family="text">
      <style:text-properties fo:color="#000000" style:font-name="Ubuntu" fo:font-style="normal" style:text-underline-style="none" fo:font-weight="normal" officeooo:rsid="002ac2f5" style:font-style-asian="normal" style:font-weight-asian="normal" style:font-style-complex="normal" style:font-weight-complex="normal"/>
    </style:style>
    <style:style style:name="T22" style:family="text">
      <style:text-properties fo:color="#000000" style:font-name="Ubuntu" fo:font-style="normal" style:text-underline-style="none" fo:font-weight="normal" officeooo:rsid="002c9729" style:font-style-asian="normal" style:font-weight-asian="normal" style:font-style-complex="normal" style:font-weight-complex="normal"/>
    </style:style>
    <style:style style:name="T23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24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25" style:family="text">
      <style:text-properties fo:color="#000000" style:font-name="Ubuntu" fo:font-style="italic" style:font-style-asian="italic" style:font-style-complex="italic"/>
    </style:style>
    <style:style style:name="T26" style:family="text">
      <style:text-properties fo:color="#000000" style:font-name="Ubuntu" fo:font-style="italic" officeooo:rsid="00273f73" style:font-style-asian="italic" style:font-style-complex="italic"/>
    </style:style>
    <style:style style:name="T27" style:family="text">
      <style:text-properties fo:color="#000000" style:font-name="Ubuntu" fo:font-weight="bold" officeooo:rsid="002547fa" style:font-weight-asian="bold" style:font-weight-complex="bold"/>
    </style:style>
    <style:style style:name="T28" style:family="text">
      <style:text-properties fo:color="#000000" style:font-name="Ubuntu" officeooo:rsid="0025bdb7"/>
    </style:style>
    <style:style style:name="T29" style:family="text">
      <style:text-properties fo:color="#000000" style:font-name="Ubuntu" officeooo:rsid="00273f73"/>
    </style:style>
    <style:style style:name="T30" style:family="text">
      <style:text-properties fo:color="#ff9da4"/>
    </style:style>
    <style:style style:name="T31" style:family="text">
      <style:text-properties fo:color="#ff9da4" style:font-name="Droid Sans Mono" fo:font-size="10.5pt" fo:font-weight="normal" fo:background-color="#002451" loext:char-shading-value="0"/>
    </style:style>
    <style:style style:name="T32" style:family="text">
      <style:text-properties fo:color="#d1f1a9"/>
    </style:style>
    <style:style style:name="T33" style:family="text">
      <style:text-properties fo:color="#d1f1a9" style:font-name="Droid Sans Mono" fo:font-size="10.5pt" fo:font-weight="normal" fo:background-color="#002451" loext:char-shading-value="0"/>
    </style:style>
    <style:style style:name="T34" style:family="text">
      <style:text-properties fo:font-style="normal" style:text-underline-style="none" officeooo:rsid="001c4e99" style:font-style-asian="normal" style:font-style-complex="normal"/>
    </style:style>
    <style:style style:name="T35" style:family="text">
      <style:text-properties fo:font-style="normal" style:text-underline-style="none" officeooo:rsid="001cebc8" style:font-style-asian="normal" style:font-style-complex="normal"/>
    </style:style>
    <style:style style:name="T36" style:family="text">
      <style:text-properties officeooo:rsid="001d9ab0"/>
    </style:style>
    <style:style style:name="T37" style:family="text">
      <style:text-properties officeooo:rsid="001f4148"/>
    </style:style>
    <style:style style:name="T38" style:family="text">
      <style:text-properties officeooo:rsid="0022ae99"/>
    </style:style>
    <style:style style:name="T39" style:family="text">
      <style:text-properties officeooo:rsid="002a3c04"/>
    </style:style>
    <style:style style:name="T40" style:family="text">
      <style:text-properties officeooo:rsid="002ac2f5"/>
    </style:style>
    <style:style style:name="T41" style:family="text">
      <style:text-properties officeooo:rsid="002c97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0"/>
      <text:p text:style-name="P2">1) git clone <text:span text:style-name="T12">&lt;</text:span>adresserepo<text:span text:style-name="T12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2">&lt;</text:span>nombranche<text:span text:style-name="T12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2">4</text:span>) <text:span text:style-name="T11">git branch</text:span></text:p>
      <text:p text:style-name="P2"/>
      <text:p text:style-name="P3">Permet de voir les différentes branches existantes</text:p>
      <text:p text:style-name="P3"/>
      <text:p text:style-name="P12"><text:span text:style-name="T13">5</text:span><text:span text:style-name="T14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2"><text:span text:style-name="T13">6</text:span><text:span text:style-name="T14">) <text:s/></text:span><text:span text:style-name="T13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9">Met les modifs ou erreurs en mémoire et les ignore si on ne les rappelle pas (git stash apply pour récupérer, disparaît au bout de 1 ou 2j)</text:p>
      <text:p text:style-name="P6"/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3"><text:span text:style-name="T15">- Avant d’utiliser « </text:span>sudo apt install build-essential dkms linux-headers-$(uname -r) <text:span text:style-name="T16">», </text:span><text:span text:style-name="T17">faire un « sudo apt update » « sudo apt upgrade » pour que tout soit à jour.</text:span></text:p>
      <text:p text:style-name="P15">Ne pas oublier le « s » de « headers »…</text:p>
      <text:p text:style-name="P15"/>
      <text:p text:style-name="P15"><text:tab/><text:span text:style-name="T3">Bootstrap :</text:span></text:p>
      <text:p text:style-name="P29"/>
      <text:p text:style-name="P16">Ensemble de fichier css, javascript,… préparé à l’avance et utilisable tel quel soit en téléchargeant l’ensemble ou en référençant un lien où ils sont stockés.</text:p>
      <text:p text:style-name="P16"/>
      <text:p text:style-name="P16">1) Version en ligne</text:p>
      <text:p text:style-name="P16"/>
      <text:p text:style-name="P28"><text:span text:style-name="T34">Mettre dans le &lt;head&gt;: - </text:span><text:span text:style-name="T31">&lt;meta name=</text:span><text:span text:style-name="T33">"viewport"</text:span><text:span text:style-name="T31"> content=</text:span><text:span text:style-name="T33">"width=device-width, initial-scale=1, shrink-to-fit=no"</text:span><text:span text:style-name="T31">&gt;</text:span></text:p>
      <text:p text:style-name="P16">=&gt; Fais en sorte que la page s’adapte automatiquement à la taille de l’écran (mobile, ordinateur).</text:p>
      <text:p text:style-name="P16"/>
      <text:p text:style-name="P28"><text:span text:style-name="T34">-</text:span><text:span text:style-name="T31">&lt;link rel=</text:span><text:span text:style-name="T33">"stylesheet"</text:span><text:span text:style-name="T31"> href=</text:span><text:span text:style-name="T33">"https://maxcdn.bootstrapcdn.com/bootstrap/4.0.0/css/bootstrap.min.css"</text:span><text:span text:style-name="T31"> integrity=</text:span><text:span text:style-name="T33">"sha384-Gn5384xqQ1aoWXA+058RXPxPg6fy4IWvTNh0E263XmFcJlSAwiGgFAW/dAiS6JXm"</text:span><text:span text:style-name="T31"> crossorigin=</text:span><text:span text:style-name="T33">"anonymous"</text:span><text:span text:style-name="T31">&gt;</text:span></text:p>
      <text:p text:style-name="P16">=&gt; Permet d’avoir accès aux fichiers css prêts.</text:p>
      <text:p text:style-name="P16"/>
      <text:p text:style-name="P28"><text:span text:style-name="T34">Mettre : - </text:span><text:span text:style-name="T35">dans le &lt;head&gt; : </text:span><text:span text:style-name="T31">&lt;script src=</text:span><text:span text:style-name="T33">"https://maxcdn.bootstrapcdn.com/bootstrap/4.0.0/js/bootstrap.min.js"</text:span><text:span text:style-name="T31"> integrity=</text:span><text:span text:style-name="T33">"sha384-JZR6Spejh4U02d8jOt6vLEHfe/JQGiRRSQQxSfFWpi1MquVdAyjUar5+76PVCmYl"</text:span><text:span text:style-name="T31"> crossorigin=</text:span><text:span text:style-name="T33">"anonymous"</text:span><text:span text:style-name="T31">&gt;&lt;/script&gt;</text:span></text:p>
      <text:p text:style-name="P28"><text:span text:style-name="T34">- </text:span><text:span text:style-name="T35">à la fin du &lt;body&gt; : </text:span><text:span text:style-name="T31">&lt;script src=</text:span><text:span text:style-name="T33">"https://code.jquery.com/jquery-3.2.1.slim.min.js"</text:span><text:span text:style-name="T31"> integrity=</text:span><text:span text:style-name="T33">"sha384-KJ3o2DKtIkvYIK3UENzmM7KCkRr/rE9/Qpg6aAZGJwFDMVNA/GpGFF93hXpG5KkN"</text:span><text:span text:style-name="T31"> crossorigin=</text:span><text:span text:style-name="T33">"anonymous"</text:span><text:span text:style-name="T31">&gt;&lt;/script&gt;</text:span></text:p>
      <text:p text:style-name="P37"><text:soft-page-break/><text:span text:style-name="T30">&lt;script src=</text:span><text:span text:style-name="T32">"https://cdnjs.cloudflare.com/ajax/libs/popper.js/1.12.9/umd/popper.min.js"</text:span><text:span text:style-name="T30"> integrity=</text:span><text:span text:style-name="T32">"sha384-ApNbgh9B+Y1QKtv3Rn7W3mgPxhU9K/ScQsAP7hUibX39j7fakFPskvXusvfa0b4Q"</text:span><text:span text:style-name="T30"> crossorigin=</text:span><text:span text:style-name="T32">"anonymous"</text:span><text:span text:style-name="T30">&gt;&lt;/script&gt;</text:span></text:p>
      <text:p text:style-name="P37"><text:span text:style-name="T30">&lt;script src=</text:span><text:span text:style-name="T32">"https://maxcdn.bootstrapcdn.com/bootstrap/4.0.0/js/bootstrap.min.js"</text:span><text:span text:style-name="T30"> integrity=</text:span><text:span text:style-name="T32">"sha384-JZR6Spejh4U02d8jOt6vLEHfe/JQGiRRSQQxSfFWpi1MquVdAyjUar5+76PVCmYl"</text:span><text:span text:style-name="T30"> crossorigin=</text:span><text:span text:style-name="T32">"anonymous"</text:span><text:span text:style-name="T30">&gt;&lt;/script&gt;</text:span></text:p>
      <text:p text:style-name="P17">=&gt; Permet d’avoir accès au javascript prêt</text:p>
      <text:p text:style-name="P17"/>
      <text:p text:style-name="P17">2) Version téléchargée</text:p>
      <text:p text:style-name="P17"/>
      <text:p text:style-name="P17">Même principe de fonctionnement mais <text:span text:style-name="T36">remplacer les liens par des chemins vers les fichiers.</text:span></text:p>
      <text:p text:style-name="P15"/>
      <text:p text:style-name="P36">(Pourquoi affichage différent? <text:span text:style-name="T38">=&gt; versions ?</text:span>)</text:p>
      <text:p text:style-name="P36"/>
      <text:p text:style-name="P18">Utilisation : Utiliser la doc, copier coller les fonctions dont on a besoin, <text:span text:style-name="T37">mélanger classes pour avoir bon résultat (ex avec testaccordion.html, mélange accordéon/grid)</text:span></text:p>
      <text:p text:style-name="P18"/>
      <text:p text:style-name="P18"><text:span text:style-name="T10"><text:tab/></text:span><text:span text:style-name="T4">NPM/</text:span><text:span text:style-name="T5">NodeJS</text:span><text:span text:style-name="T4"> :</text:span></text:p>
      <text:p text:style-name="P30"/>
      <text:p text:style-name="P19">En installant node js, <text:span text:style-name="T38">npm </text:span>s’installe automoatiquement. Permet d’installer des modules tels que bootstrap, node js, etc. S’utilise comme « sudo apt install… » =&gt; npm install …</text:p>
      <text:p text:style-name="P20">Privilégier installation par invit de cmd quand beaucoup de modules à installer.</text:p>
      <text:p text:style-name="P20"/>
      <text:p text:style-name="P21">NodeJS est un type de serveur JavaScript.</text:p>
      <text:p text:style-name="P20"/>
      <text:p text:style-name="P20"><text:span text:style-name="T9"><text:tab/></text:span><text:span text:style-name="T5">Tomcat :</text:span></text:p>
      <text:p text:style-name="P31"/>
      <text:p text:style-name="P21">Un serveur permet de faire le lien entre notre PC et une base de données : on demande au serveur, le serveur demande à BDD, qui renvoie au serv et qui répond à notre requête.</text:p>
      <text:p text:style-name="P21">Un serveur Tomcat est un serveur Java, qui se base sur Apache. </text:p>
      <text:p text:style-name="P21">=&gt; Il faut installer Java (Oracle), puis Apache Tomcat (installe Apache puis Tomcat).</text:p>
      <text:p text:style-name="P21"/>
      <text:p text:style-name="P21"><text:tab/><text:span text:style-name="T1">Yoeman/Gulp :</text:span></text:p>
      <text:p text:style-name="P32"/>
      <text:p text:style-name="P14"><text:span text:style-name="T18">NPM permettait de télécharger des modules. Yoeman permet d’en lancer, de les initialiser, </text:span><text:span text:style-name="T19">par exemple permet de créer thème liferay</text:span><text:span text:style-name="T18">. Quant à gulp, il les déploie, permet de les </text:span><text:span text:style-name="T19">faire apparaître sur le site.</text:span></text:p>
      <text:p text:style-name="P22"/>
      <text:p text:style-name="P41"><text:span text:style-name="T19"><text:tab/></text:span><text:span text:style-name="T27">Javascript :</text:span></text:p>
      <text:p text:style-name="P33"/>
      <text:p text:style-name="P23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3"/>
      <text:p text:style-name="P23"><text:tab/><text:span text:style-name="T7">J</text:span><text:span text:style-name="T8">Q</text:span><text:span text:style-name="T7">uery :</text:span></text:p>
      <text:p text:style-name="P42"/>
      <text:p text:style-name="P44"><text:span text:style-name="T20">A la manière de bootstrap pour le css, propose un ensemble de méthodes Javascript toutes prêtes, permettant d’apporter de l’animation </text:span><text:span text:style-name="T21">et de l’interaction (le site réagit selon des event) </text:span><text:span text:style-name="T20">au site notamment en sélectionnant des balises/selecteurs sur lesquels appliquer les méthodes (grâce à $(.) ). </text:span><text:span text:style-name="T21"><text:s/>Par exemple $('p').on( 'click', function (</text:span><text:span text:style-name="T22">event</text:span><text:span text:style-name="T21">) …) </text:span><text:soft-page-break/><text:span text:style-name="T21">pour réagir au clic sur les balises &lt;p&gt;. </text:span><text:span text:style-name="T22">Au clic, un objet event est produit, possède propriétés (equivalent de attributs dans classes java).</text:span></text:p>
      <text:p text:style-name="P44"><text:span text:style-name="T21"/></text:p>
      <text:p text:style-name="P27">Pour l’utiliser, dl et mettre en src script ou utiliser &lt;script src="//code.jquery.com/jquery-1.12.0.min.js"&gt;&lt;/script&gt; (puis utiliser un autre &lt;script&gt; ou on y fait appel.).</text:p>
      <text:p text:style-name="P23"/>
      <text:p text:style-name="P38"><text:span text:style-name="T16"><text:tab/></text:span><text:span text:style-name="T24">Snippets :</text:span></text:p>
      <text:p text:style-name="P34"/>
      <text:p text:style-name="P40"><text:span text:style-name="T28">E</text:span><text:span text:style-name="T16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2"/>
      <text:p text:style-name="P14"><text:span text:style-name="T19"><text:tab/></text:span><text:span text:style-name="T23">Liferay :</text:span></text:p>
      <text:p text:style-name="P33"/>
      <text:p text:style-name="P23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3"/>
      <text:p text:style-name="P23"/>
      <text:p text:style-name="P23">Pour créer un thème :</text:p>
      <text:p text:style-name="P23"/>
      <text:p text:style-name="P38"><text:span text:style-name="T16">- Dans le powershell, se placer dans le dossier liferay et lancer </text:span><text:span text:style-name="T25">yo liferay-theme </text:span><text:span text:style-name="T16">et répondre aux questions.</text:span></text:p>
      <text:p text:style-name="P38"><text:span text:style-name="T16">- Se placer dans le dossier créé et lancer </text:span><text:span text:style-name="T25">gulp deploy</text:span></text:p>
      <text:p text:style-name="P38"><text:span text:style-name="T25">- </text:span><text:span text:style-name="T16">On peut alors modifier les fichiers dans le dossier et relancer </text:span><text:span text:style-name="T25">gulp deploy </text:span><text:span text:style-name="T16">à chaque fois qu’on veut actualiser le thème disponible sur notre site.</text:span></text:p>
      <text:p text:style-name="P23"/>
      <text:p text:style-name="P23"/>
      <text:p text:style-name="P39"><text:span text:style-name="T16">Pour créer un widget/</text:span><text:span text:style-name="T29">module</text:span><text:span text:style-name="T16"> :</text:span></text:p>
      <text:p text:style-name="P24"/>
      <text:p text:style-name="P39"><text:span text:style-name="T16">- </text:span><text:span text:style-name="T29">Dans le powershell, se placer dans le dossier liferay et lancer </text:span><text:span text:style-name="T26">yo liferay-bundle </text:span><text:span text:style-name="T29">et répondre aux questions.</text:span></text:p>
      <text:p text:style-name="P39"><text:span text:style-name="T29">- Se placer dans le dossier créé et lancer </text:span><text:span text:style-name="T26">npm run deploy</text:span></text:p>
      <text:p text:style-name="P25">- Le widget est alors disponible sur le site, <text:s/>dans le + en haut à droite → Widgets → Sample.</text:p>
      <text:p text:style-name="P25"/>
      <text:p text:style-name="P25"><text:tab/><text:span text:style-name="T6">Remarques que je sais pas où placer :</text:span></text:p>
      <text:p text:style-name="P35"/>
      <text:p text:style-name="P26">- <text:span text:style-name="T39">Possibilité de tout variabiliser en html/css/javascript, puis appeler la variable avec ${var} après avoir importé le fichier contenant les v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3T00:21:57.109358272</dc:date>
    <meta:editing-duration>PT2H16M30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4" meta:paragraph-count="80" meta:word-count="1043" meta:character-count="7073" meta:non-whitespace-character-count="6091"/>
  </office:meta>
</office:document-meta>
</file>